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312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Nr</text:p>
          </table:table-cell>
          <table:table-cell office:value-type="string" table:style-name="ce1">
            <text:p>Anzahl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Liferant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Einzelpreis</text:p>
          </table:table-cell>
          <table:table-cell office:value-type="string" table:style-name="ce1">
            <text:p>Gesamtprei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ltraschall sensor</text:p>
          </table:table-cell>
          <table:table-cell office:value-type="string" table:style-name="ce1">
            <text:p>Ali</text:p>
          </table:table-cell>
          <table:table-cell office:value-type="string" table:style-name="ce2">
            <text:p><text:a xlink:href="https://de.aliexpress.com/item/1005001834937665.html">https://de.aliexpress.com/item/1005001834937665.html</text:a></text:p>
          </table:table-cell>
          <table:table-cell office:value-type="float" office:value="0.9" table:style-name="ce1">
            <text:p>0,9</text:p>
          </table:table-cell>
          <table:table-cell office:value-type="float" office:value="5.4" table:formula="of:=[.B2]*[.F2]" table:style-name="ce1">
            <text:p>5,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BodenabstandsMesser</text:p>
          </table:table-cell>
          <table:table-cell office:value-type="string" table:style-name="ce1">
            <text:p>Ali</text:p>
          </table:table-cell>
          <table:table-cell office:value-type="string" table:style-name="ce2">
            <text:p><text:a xlink:href="https://de.aliexpress.com/item/4000077217976.html">https://de.aliexpress.com/item/4000077217976.html</text:a></text:p>
          </table:table-cell>
          <table:table-cell office:value-type="float" office:value="0.54" table:style-name="ce1">
            <text:p>0,54</text:p>
          </table:table-cell>
          <table:table-cell office:value-type="float" office:value="6.48" table:formula="of:=[.B3]*[.F3]" table:style-name="ce1">
            <text:p>6,48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ussensor</text:p>
          </table:table-cell>
          <table:table-cell office:value-type="string" table:style-name="ce1">
            <text:p>Ali</text:p>
          </table:table-cell>
          <table:table-cell office:value-type="string" table:style-name="ce2">
            <text:p><text:a xlink:href="https://de.aliexpress.com/item/4000354356293.html">https://de.aliexpress.com/item/4000354356293.html</text:a></text:p>
          </table:table-cell>
          <table:table-cell office:value-type="float" office:value="4.63" table:style-name="ce1">
            <text:p>4,63</text:p>
          </table:table-cell>
          <table:table-cell office:value-type="float" office:value="13.89" table:formula="of:=[.B4]*[.F4]" table:style-name="ce1">
            <text:p>13,89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DCard Reader</text:p>
          </table:table-cell>
          <table:table-cell office:value-type="string" table:style-name="ce1">
            <text:p>Ali</text:p>
          </table:table-cell>
          <table:table-cell office:value-type="string" table:style-name="ce2">
            <text:p><text:a xlink:href="https://de.aliexpress.com/item/32572793362.html">https://de.aliexpress.com/item/32572793362.html</text:a></text:p>
          </table:table-cell>
          <table:table-cell office:value-type="float" office:value="0.38" table:style-name="ce1">
            <text:p>0,38</text:p>
          </table:table-cell>
          <table:table-cell office:value-type="float" office:value="1.1400000000000001" table:formula="of:=[.B5]*[.F5]" table:style-name="ce1">
            <text:p>1,14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pannungswandler(12_5)</text:p>
          </table:table-cell>
          <table:table-cell office:value-type="string" table:style-name="ce1">
            <text:p>Ali</text:p>
          </table:table-cell>
          <table:table-cell office:value-type="string" table:style-name="ce2">
            <text:p><text:a xlink:href="https://de.aliexpress.com/item/4000063772472.html">https://de.aliexpress.com/item/4000063772472.html</text:a></text:p>
          </table:table-cell>
          <table:table-cell office:value-type="float" office:value="1.28" table:style-name="ce1">
            <text:p>1,28</text:p>
          </table:table-cell>
          <table:table-cell office:value-type="float" office:value="3.84" table:formula="of:=[.B6]*[.F6]" table:style-name="ce1">
            <text:p>3,84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cherung</text:p>
          </table:table-cell>
          <table:table-cell office:value-type="string" table:style-name="ce1">
            <text:p>Amazon</text:p>
          </table:table-cell>
          <table:table-cell office:value-type="string" table:style-name="ce2">
            <text:p><text:a xlink:href="https://www.amazon.de/MagiDeal-Rückstellbare-Sicherung-manuelle-Leistungsschalter/dp/B0742DRRZC">https://www.amazon.de/MagiDeal-R%C3%BCckstellbare-Sicherung-manuelle-Leistungsschalter/dp/B0742DRRZC</text:a></text:p>
          </table:table-cell>
          <table:table-cell office:value-type="float" office:value="7.99" table:style-name="ce1">
            <text:p>7,99</text:p>
          </table:table-cell>
          <table:table-cell office:value-type="float" office:value="23.97" table:formula="of:=[.B7]*[.F7]" table:style-name="ce1">
            <text:p>23,97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chutzkreis</text:p>
          </table:table-cell>
          <table:table-cell office:value-type="string" table:style-name="ce1">
            <text:p>Ali</text:p>
          </table:table-cell>
          <table:table-cell office:value-type="string" table:style-name="ce2">
            <text:p><text:a xlink:href="https://de.aliexpress.com/item/4000434494123.html">https://de.aliexpress.com/item/4000434494123.html</text:a></text:p>
          </table:table-cell>
          <table:table-cell office:value-type="float" office:value="2.44" table:style-name="ce1">
            <text:p>2,44</text:p>
          </table:table-cell>
          <table:table-cell office:value-type="float" office:value="7.32" table:formula="of:=[.B8]*[.F8]" table:style-name="ce1">
            <text:p>7,32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ntladeschutz</text:p>
          </table:table-cell>
          <table:table-cell office:value-type="string" table:style-name="ce1">
            <text:p>Ali</text:p>
          </table:table-cell>
          <table:table-cell office:value-type="string" table:style-name="ce2">
            <text:p><text:a xlink:href="https://de.aliexpress.com/item/4000874198281.html">https://de.aliexpress.com/item/4000874198281.html</text:a></text:p>
          </table:table-cell>
          <table:table-cell office:value-type="float" office:value="0.74" table:style-name="ce1">
            <text:p>0,74</text:p>
          </table:table-cell>
          <table:table-cell office:value-type="float" office:value="2.2199999999999998" table:formula="of:=[.B9]*[.F9]" table:style-name="ce1">
            <text:p>2,22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kku</text:p>
          </table:table-cell>
          <table:table-cell office:value-type="string" table:style-name="ce1">
            <text:p>Ali</text:p>
          </table:table-cell>
          <table:table-cell office:value-type="string" table:style-name="ce2">
            <text:p>https://de.aliexpress.com/item/1005001722330602.html</text:p>
          </table:table-cell>
          <table:table-cell office:value-type="float" office:value="32.950000000000003" table:style-name="ce1">
            <text:p>32,95</text:p>
          </table:table-cell>
          <table:table-cell office:value-type="float" office:value="65.900000000000006" table:formula="of:=[.B10]*[.F10]" table:style-name="ce1">
            <text:p>65,9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toren</text:p>
          </table:table-cell>
          <table:table-cell office:value-type="string" table:style-name="ce1">
            <text:p>Amazon</text:p>
          </table:table-cell>
          <table:table-cell office:value-type="string" table:style-name="ce2">
            <text:p><text:a xlink:href="https://www.amazon.de/MVPOWER-Schrittmotor-Stepper-Phase-4-Stepping/dp/B07CZHLKTC">https://www.amazon.de/MVPOWER-Schrittmotor-Stepper-Phase-4-Stepping/dp/B07CZHLKTC</text:a></text:p>
          </table:table-cell>
          <table:table-cell office:value-type="float" office:value="36.99" table:style-name="ce1">
            <text:p>36,99</text:p>
          </table:table-cell>
          <table:table-cell office:value-type="float" office:value="36.99" table:formula="of:=[.B11]*[.F11]" table:style-name="ce1">
            <text:p>36,99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Summe</text:p>
          </table:table-cell>
          <table:table-cell office:value-type="float" office:value="167.15000000000003" table:formula="of:=SUM([.G2:.G11])" table:style-name="ce1">
            <text:p>167,15</text:p>
          </table:table-cell>
          <table:table-cell table:number-columns-repeated="16377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Thilo Reinhard</meta:initial-creator>
    <dc:creator>Thilo Reinhard</dc:creator>
    <meta:creation-date>2021-04-20T08:58:14Z</meta:creation-date>
    <dc:date>2021-04-20T09:49:50Z</dc:date>
    <meta:editing-duration>PT0S</meta:editing-duration>
  </office:meta>
</office:document-meta>
</file>